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51.1225" calcext:value-type="float">
            <text:p>51,1225</text:p>
          </table:table-cell>
          <table:table-cell table:formula="of:=([.B3]-[.$D$8])^2" office:value-type="float" office:value="9.9225" calcext:value-type="float">
            <text:p>9,9225</text:p>
          </table:table-cell>
          <table:table-cell table:formula="of:=([.C3]-[.$D$8])^2" office:value-type="float" office:value="8.1225" calcext:value-type="float">
            <text:p>8,1225</text:p>
          </table:table-cell>
          <table:table-cell table:formula="of:=([.D3]-[.$D$8])^2" office:value-type="float" office:value="4.6225" calcext:value-type="float">
            <text:p>4,6225</text:p>
          </table:table-cell>
          <table:table-cell table:formula="of:=([.E3]-[.$D$8])^2" office:value-type="float" office:value="17.2225" calcext:value-type="float">
            <text:p>17,2225</text:p>
          </table:table-cell>
          <table:table-cell table:formula="of:=([.F3]-[.$D$8])^2" office:value-type="float" office:value="17.2225" calcext:value-type="float">
            <text:p>17,2225</text:p>
          </table:table-cell>
          <table:table-cell table:formula="of:=([.G3]-[.$D$8])^2" office:value-type="float" office:value="0.722499999999999" calcext:value-type="float">
            <text:p>0,722499999999999</text:p>
          </table:table-cell>
          <table:table-cell table:formula="of:=([.H3]-[.$D$8])^2" office:value-type="float" office:value="17.2225" calcext:value-type="float">
            <text:p>17,2225</text:p>
          </table:table-cell>
          <table:table-cell table:formula="of:=([.I3]-[.$D$8])^2" office:value-type="float" office:value="9.9225" calcext:value-type="float">
            <text:p>9,9225</text:p>
          </table:table-cell>
          <table:table-cell table:formula="of:=([.J3]-[.$D$8])^2" office:value-type="float" office:value="0.0225000000000001" calcext:value-type="float">
            <text:p>0,0225</text:p>
          </table:table-cell>
          <table:table-cell table:formula="of:=([.K3]-[.$D$8])^2" office:value-type="float" office:value="0.722499999999999" calcext:value-type="float">
            <text:p>0,722499999999999</text:p>
          </table:table-cell>
          <table:table-cell table:formula="of:=([.L3]-[.$D$8])^2" office:value-type="float" office:value="0.0225000000000001" calcext:value-type="float">
            <text:p>0,0225</text:p>
          </table:table-cell>
          <table:table-cell table:formula="of:=([.M3]-[.$D$8])^2" office:value-type="float" office:value="46.9225" calcext:value-type="float">
            <text:p>46,9225</text:p>
          </table:table-cell>
          <table:table-cell table:formula="of:=([.N3]-[.$D$8])^2" office:value-type="float" office:value="14.8225" calcext:value-type="float">
            <text:p>14,8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0.722499999999999" calcext:value-type="float">
            <text:p>0,722499999999999</text:p>
          </table:table-cell>
          <table:table-cell table:formula="of:=([.Q3]-[.$D$8])^2" office:value-type="float" office:value="1.3225" calcext:value-type="float">
            <text:p>1,3225</text:p>
          </table:table-cell>
          <table:table-cell table:formula="of:=([.R3]-[.$D$8])^2" office:value-type="float" office:value="61.6225" calcext:value-type="float">
            <text:p>61,6225</text:p>
          </table:table-cell>
          <table:table-cell table:formula="of:=([.S3]-[.$D$8])^2" office:value-type="float" office:value="17.2225" calcext:value-type="float">
            <text:p>17,2225</text:p>
          </table:table-cell>
          <table:table-cell table:formula="of:=([.T3]-[.$D$8])^2" office:value-type="float" office:value="61.6225" calcext:value-type="float">
            <text:p>61,6225</text:p>
          </table:table-cell>
          <table:table-cell table:number-columns-repeated="4"/>
        </table:table-row>
        <table:table-row table:style-name="ro1">
          <table:table-cell table:formula="of:=(150-[.A3]-[.$D$9])^2" office:value-type="float" office:value="51.1225000000001" calcext:value-type="float">
            <text:p>51,1225000000001</text:p>
          </table:table-cell>
          <table:table-cell table:formula="of:=(150-[.B3]-[.$D$9])^2" office:value-type="float" office:value="9.92250000000004" calcext:value-type="float">
            <text:p>9,92250000000004</text:p>
          </table:table-cell>
          <table:table-cell table:formula="of:=(150-[.C3]-[.$D$9])^2" office:value-type="float" office:value="8.12249999999997" calcext:value-type="float">
            <text:p>8,12249999999997</text:p>
          </table:table-cell>
          <table:table-cell table:formula="of:=(150-[.D3]-[.$D$9])^2" office:value-type="float" office:value="4.62250000000002" calcext:value-type="float">
            <text:p>4,62250000000002</text:p>
          </table:table-cell>
          <table:table-cell table:formula="of:=(150-[.E3]-[.$D$9])^2" office:value-type="float" office:value="17.2225" calcext:value-type="float">
            <text:p>17,2225</text:p>
          </table:table-cell>
          <table:table-cell table:formula="of:=(150-[.F3]-[.$D$9])^2" office:value-type="float" office:value="17.2225" calcext:value-type="float">
            <text:p>17,2225</text:p>
          </table:table-cell>
          <table:table-cell table:formula="of:=(150-[.G3]-[.$D$9])^2" office:value-type="float" office:value="0.72249999999999" calcext:value-type="float">
            <text:p>0,72249999999999</text:p>
          </table:table-cell>
          <table:table-cell table:formula="of:=(150-[.H3]-[.$D$9])^2" office:value-type="float" office:value="17.2225" calcext:value-type="float">
            <text:p>17,2225</text:p>
          </table:table-cell>
          <table:table-cell table:formula="of:=(150-[.I3]-[.$D$9])^2" office:value-type="float" office:value="9.92250000000004" calcext:value-type="float">
            <text:p>9,92250000000004</text:p>
          </table:table-cell>
          <table:table-cell table:formula="of:=(150-[.J3]-[.$D$9])^2" office:value-type="float" office:value="0.0225000000000017" calcext:value-type="float">
            <text:p>0,022500000000002</text:p>
          </table:table-cell>
          <table:table-cell table:formula="of:=(150-[.K3]-[.$D$9])^2" office:value-type="float" office:value="0.72249999999999" calcext:value-type="float">
            <text:p>0,72249999999999</text:p>
          </table:table-cell>
          <table:table-cell table:formula="of:=(150-[.L3]-[.$D$9])^2" office:value-type="float" office:value="0.0225000000000017" calcext:value-type="float">
            <text:p>0,022500000000002</text:p>
          </table:table-cell>
          <table:table-cell table:formula="of:=(150-[.M3]-[.$D$9])^2" office:value-type="float" office:value="46.9224999999999" calcext:value-type="float">
            <text:p>46,9224999999999</text:p>
          </table:table-cell>
          <table:table-cell table:formula="of:=(150-[.N3]-[.$D$9])^2" office:value-type="float" office:value="14.8225" calcext:value-type="float">
            <text:p>14,8225</text:p>
          </table:table-cell>
          <table:table-cell table:formula="of:=(150-[.O3]-[.$D$9])^2" office:value-type="float" office:value="3.42249999999998" calcext:value-type="float">
            <text:p>3,42249999999998</text:p>
          </table:table-cell>
          <table:table-cell table:formula="of:=(150-[.P3]-[.$D$9])^2" office:value-type="float" office:value="0.72249999999999" calcext:value-type="float">
            <text:p>0,72249999999999</text:p>
          </table:table-cell>
          <table:table-cell table:formula="of:=(150-[.Q3]-[.$D$9])^2" office:value-type="float" office:value="1.32250000000001" calcext:value-type="float">
            <text:p>1,32250000000001</text:p>
          </table:table-cell>
          <table:table-cell table:formula="of:=(150-[.R3]-[.$D$9])^2" office:value-type="float" office:value="61.6224999999999" calcext:value-type="float">
            <text:p>61,6224999999999</text:p>
          </table:table-cell>
          <table:table-cell table:formula="of:=(150-[.S3]-[.$D$9])^2" office:value-type="float" office:value="17.2225" calcext:value-type="float">
            <text:p>17,2225</text:p>
          </table:table-cell>
          <table:table-cell table:formula="of:=(150-[.T3]-[.$D$9])^2" office:value-type="float" office:value="61.6224999999999" calcext:value-type="float">
            <text:p>61,6224999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43" calcext:value-type="float">
            <text:p>24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1" calcext:value-type="float">
            <text:p>0,081</text:p>
          </table:table-cell>
          <table:table-cell table:formula="of:=[.A8]/[.B8]" office:value-type="float" office:value="12.15" calcext:value-type="float">
            <text:p>12,15</text:p>
          </table:table-cell>
          <table:table-cell table:formula="of:=SQRT(SUM([.A5:.X5])/[.B8])" office:value-type="float" office:value="4.15060236592232" calcext:value-type="float">
            <text:p>4,15060236592232</text:p>
          </table:table-cell>
          <table:table-cell table:formula="of:=[.E8]/150" office:value-type="float" office:value="0.0276706824394822" calcext:value-type="float">
            <text:p>0,02767068243948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19" calcext:value-type="float">
            <text:p>0,919</text:p>
          </table:table-cell>
          <table:table-cell table:formula="of:=150-[.D8]" office:value-type="float" office:value="137.85" calcext:value-type="float">
            <text:p>137,85</text:p>
          </table:table-cell>
          <table:table-cell table:formula="of:=SQRT(SUM([.A6:.X6])/[.B8])" office:value-type="float" office:value="4.15060236592232" calcext:value-type="float">
            <text:p>4,1506023659223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1.9225" calcext:value-type="float">
            <text:p>31,9225</text:p>
          </table:table-cell>
          <table:table-cell table:formula="of:=([.B23]-[.$D$28])^2" office:value-type="float" office:value="7.0225" calcext:value-type="float">
            <text:p>7,0225</text:p>
          </table:table-cell>
          <table:table-cell table:formula="of:=([.C23]-[.$D$28])^2" office:value-type="float" office:value="7.0225" calcext:value-type="float">
            <text:p>7,0225</text:p>
          </table:table-cell>
          <table:table-cell table:formula="of:=([.D23]-[.$D$28])^2" office:value-type="float" office:value="7.0225" calcext:value-type="float">
            <text:p>7,0225</text:p>
          </table:table-cell>
          <table:table-cell table:formula="of:=([.E23]-[.$D$28])^2" office:value-type="float" office:value="21.6225" calcext:value-type="float">
            <text:p>21,6225</text:p>
          </table:table-cell>
          <table:table-cell table:formula="of:=([.F23]-[.$D$28])^2" office:value-type="float" office:value="7.0225" calcext:value-type="float">
            <text:p>7,0225</text:p>
          </table:table-cell>
          <table:table-cell table:formula="of:=([.G23]-[.$D$28])^2" office:value-type="float" office:value="0.422500000000001" calcext:value-type="float">
            <text:p>0,422500000000001</text:p>
          </table:table-cell>
          <table:table-cell table:formula="of:=([.H23]-[.$D$28])^2" office:value-type="float" office:value="21.6225" calcext:value-type="float">
            <text:p>21,6225</text:p>
          </table:table-cell>
          <table:table-cell table:formula="of:=([.I23]-[.$D$28])^2" office:value-type="float" office:value="13.3225" calcext:value-type="float">
            <text:p>13,3225</text:p>
          </table:table-cell>
          <table:table-cell table:formula="of:=([.J23]-[.$D$28])^2" office:value-type="float" office:value="0.1225" calcext:value-type="float">
            <text:p>0,1225</text:p>
          </table:table-cell>
          <table:table-cell table:formula="of:=([.K23]-[.$D$28])^2" office:value-type="float" office:value="0.1225" calcext:value-type="float">
            <text:p>0,1225</text:p>
          </table:table-cell>
          <table:table-cell table:formula="of:=([.L23]-[.$D$28])^2" office:value-type="float" office:value="5.5225" calcext:value-type="float">
            <text:p>5,5225</text:p>
          </table:table-cell>
          <table:table-cell table:formula="of:=([.M23]-[.$D$28])^2" office:value-type="float" office:value="54.0225" calcext:value-type="float">
            <text:p>54,0225</text:p>
          </table:table-cell>
          <table:table-cell table:formula="of:=([.N23]-[.$D$28])^2" office:value-type="float" office:value="54.0225" calcext:value-type="float">
            <text:p>54,0225</text:p>
          </table:table-cell>
          <table:table-cell table:formula="of:=([.O23]-[.$D$28])^2" office:value-type="float" office:value="11.2225" calcext:value-type="float">
            <text:p>11,2225</text:p>
          </table:table-cell>
          <table:table-cell table:formula="of:=([.P23]-[.$D$28])^2" office:value-type="float" office:value="0.422500000000001" calcext:value-type="float">
            <text:p>0,422500000000001</text:p>
          </table:table-cell>
          <table:table-cell table:formula="of:=([.Q23]-[.$D$28])^2" office:value-type="float" office:value="0.1225" calcext:value-type="float">
            <text:p>0,1225</text:p>
          </table:table-cell>
          <table:table-cell table:formula="of:=([.R23]-[.$D$28])^2" office:value-type="float" office:value="28.6225" calcext:value-type="float">
            <text:p>28,6225</text:p>
          </table:table-cell>
          <table:table-cell table:formula="of:=([.S23]-[.$D$28])^2" office:value-type="float" office:value="2.7225" calcext:value-type="float">
            <text:p>2,7225</text:p>
          </table:table-cell>
          <table:table-cell table:formula="of:=([.T23]-[.$D$28])^2" office:value-type="float" office:value="28.6225" calcext:value-type="float">
            <text:p>28,6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53" calcext:value-type="float">
            <text:p>153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968354430379747" calcext:value-type="float">
            <text:p>0,096835443037975</text:p>
          </table:table-cell>
          <table:table-cell table:formula="of:=[.A28]/[.B28]" office:value-type="float" office:value="7.65" calcext:value-type="float">
            <text:p>7,65</text:p>
          </table:table-cell>
          <table:table-cell table:formula="of:=SQRT(SUM([.A25:.X25])/[.B28])" office:value-type="float" office:value="3.88940869541888" calcext:value-type="float">
            <text:p>3,88940869541888</text:p>
          </table:table-cell>
          <table:table-cell table:formula="of:=[.E28]/79" office:value-type="float" office:value="0.0492330214609985" calcext:value-type="float">
            <text:p>0,0492330214609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03164556962025" calcext:value-type="float">
            <text:p>0,903164556962025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79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79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-2" office:value-type="float" office:value="3" calcext:value-type="float">
            <text:p>3</text:p>
          </table:table-cell>
          <table:table-cell table:formula="of:=7-1" office:value-type="float" office:value="6" calcext:value-type="float">
            <text:p>6</text:p>
          </table:table-cell>
          <table:table-cell table:formula="of:=8-2" office:value-type="float" office:value="6" calcext:value-type="float">
            <text:p>6</text:p>
          </table:table-cell>
          <table:table-cell table:formula="of:=4-1" office:value-type="float" office:value="3" calcext:value-type="float">
            <text:p>3</text:p>
          </table:table-cell>
          <table:table-cell table:formula="of:=2-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3-1" office:value-type="float" office:value="2" calcext:value-type="float">
            <text:p>2</text:p>
          </table:table-cell>
          <table:table-cell table:formula="of:=7-3" office:value-type="float" office:value="4" calcext:value-type="float">
            <text:p>4</text:p>
          </table:table-cell>
          <table:table-cell table:formula="of:=6-1" office:value-type="float" office:value="5" calcext:value-type="float">
            <text:p>5</text:p>
          </table:table-cell>
          <table:table-cell table:formula="of:=9-2" office:value-type="float" office:value="7" calcext:value-type="float">
            <text:p>7</text:p>
          </table:table-cell>
          <table:table-cell table:formula="of:=6-4" office:value-type="float" office:value="2" calcext:value-type="float">
            <text:p>2</text:p>
          </table:table-cell>
          <table:table-cell table:formula="of:=4-2" office:value-type="float" office:value="2" calcext:value-type="float">
            <text:p>2</text:p>
          </table:table-cell>
          <table:table-cell table:formula="of:=5-2" office:value-type="float" office:value="3" calcext:value-type="float">
            <text:p>3</text:p>
          </table:table-cell>
          <table:table-cell table:formula="of:=4-1" office:value-type="float" office:value="3" calcext:value-type="float">
            <text:p>3</text:p>
          </table:table-cell>
          <table:table-cell table:formula="of:=5-5" office:value-type="float" office:value="0" calcext:value-type="float">
            <text:p>0</text:p>
          </table:table-cell>
          <table:table-cell table:formula="of:=8-0" office:value-type="float" office:value="8" calcext:value-type="float">
            <text:p>8</text:p>
          </table:table-cell>
          <table:table-cell table:formula="of:=6-1" office:value-type="float" office:value="5" calcext:value-type="float">
            <text:p>5</text:p>
          </table:table-cell>
          <table:table-cell table:formula="of:=7-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66.7225" calcext:value-type="float">
            <text:p>366,7225</text:p>
          </table:table-cell>
          <table:table-cell table:formula="of:=([.B3]-[.$D$8])^2" office:value-type="float" office:value="3.4225" calcext:value-type="float">
            <text:p>3,4225</text:p>
          </table:table-cell>
          <table:table-cell table:formula="of:=([.C3]-[.$D$8])^2" office:value-type="float" office:value="1.3225" calcext:value-type="float">
            <text:p>1,3225</text:p>
          </table:table-cell>
          <table:table-cell table:formula="of:=([.D3]-[.$D$8])^2" office:value-type="float" office:value="1.3225" calcext:value-type="float">
            <text:p>1,3225</text:p>
          </table:table-cell>
          <table:table-cell table:formula="of:=([.E3]-[.$D$8])^2" office:value-type="float" office:value="3.4225" calcext:value-type="float">
            <text:p>3,4225</text:p>
          </table:table-cell>
          <table:table-cell table:formula="of:=([.F3]-[.$D$8])^2" office:value-type="float" office:value="14.8225" calcext:value-type="float">
            <text:p>14,8225</text:p>
          </table:table-cell>
          <table:table-cell table:formula="of:=([.G3]-[.$D$8])^2" office:value-type="float" office:value="17.2225" calcext:value-type="float">
            <text:p>17,2225</text:p>
          </table:table-cell>
          <table:table-cell table:formula="of:=([.H3]-[.$D$8])^2" office:value-type="float" office:value="23.5225" calcext:value-type="float">
            <text:p>23,5225</text:p>
          </table:table-cell>
          <table:table-cell table:formula="of:=([.I3]-[.$D$8])^2" office:value-type="float" office:value="8.1225" calcext:value-type="float">
            <text:p>8,1225</text:p>
          </table:table-cell>
          <table:table-cell table:formula="of:=([.J3]-[.$D$8])^2" office:value-type="float" office:value="0.722499999999999" calcext:value-type="float">
            <text:p>0,722499999999999</text:p>
          </table:table-cell>
          <table:table-cell table:formula="of:=([.K3]-[.$D$8])^2" office:value-type="float" office:value="0.0225000000000001" calcext:value-type="float">
            <text:p>0,0225</text:p>
          </table:table-cell>
          <table:table-cell table:formula="of:=([.L3]-[.$D$8])^2" office:value-type="float" office:value="4.6225" calcext:value-type="float">
            <text:p>4,6225</text:p>
          </table:table-cell>
          <table:table-cell table:formula="of:=([.M3]-[.$D$8])^2" office:value-type="float" office:value="8.1225" calcext:value-type="float">
            <text:p>8,1225</text:p>
          </table:table-cell>
          <table:table-cell table:formula="of:=([.N3]-[.$D$8])^2" office:value-type="float" office:value="8.1225" calcext:value-type="float">
            <text:p>8,1225</text:p>
          </table:table-cell>
          <table:table-cell table:formula="of:=([.O3]-[.$D$8])^2" office:value-type="float" office:value="3.4225" calcext:value-type="float">
            <text:p>3,4225</text:p>
          </table:table-cell>
          <table:table-cell table:formula="of:=([.P3]-[.$D$8])^2" office:value-type="float" office:value="3.4225" calcext:value-type="float">
            <text:p>3,4225</text:p>
          </table:table-cell>
          <table:table-cell table:formula="of:=([.Q3]-[.$D$8])^2" office:value-type="float" office:value="23.5225" calcext:value-type="float">
            <text:p>23,5225</text:p>
          </table:table-cell>
          <table:table-cell table:formula="of:=([.R3]-[.$D$8])^2" office:value-type="float" office:value="9.9225" calcext:value-type="float">
            <text:p>9,9225</text:p>
          </table:table-cell>
          <table:table-cell table:formula="of:=([.S3]-[.$D$8])^2" office:value-type="float" office:value="0.0225000000000001" calcext:value-type="float">
            <text:p>0,0225</text:p>
          </table:table-cell>
          <table:table-cell table:formula="of:=([.T3]-[.$D$8])^2" office:value-type="float" office:value="0.722499999999999" calcext:value-type="float">
            <text:p>0,72249999999999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23333333333333" calcext:value-type="float">
            <text:p>0,032333333333333</text:p>
          </table:table-cell>
          <table:table-cell table:formula="of:=[.A8]/[.B8]" office:value-type="float" office:value="4.85" calcext:value-type="float">
            <text:p>4,85</text:p>
          </table:table-cell>
          <table:table-cell table:formula="of:=SQRT(SUM([.A5:.X5])/[.B8])" office:value-type="float" office:value="5.01273378507177" calcext:value-type="float">
            <text:p>5,01273378507177</text:p>
          </table:table-cell>
          <table:table-cell table:formula="of:=[.E8]/150" office:value-type="float" office:value="0.0334182252338118" calcext:value-type="float">
            <text:p>0,0334182252338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666666666667" calcext:value-type="float">
            <text:p>0,967666666666667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39.0625" calcext:value-type="float">
            <text:p>39,0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18.0625" calcext:value-type="float">
            <text:p>18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5625" calcext:value-type="float">
            <text:p>0,5625</text:p>
          </table:table-cell>
          <table:table-cell table:formula="of:=([.F23]-[.$D$28])^2" office:value-type="float" office:value="3.0625" calcext:value-type="float">
            <text:p>3,0625</text:p>
          </table:table-cell>
          <table:table-cell table:formula="of:=([.G23]-[.$D$28])^2" office:value-type="float" office:value="5.0625" calcext:value-type="float">
            <text:p>5,0625</text:p>
          </table:table-cell>
          <table:table-cell table:formula="of:=([.H23]-[.$D$28])^2" office:value-type="float" office:value="3.0625" calcext:value-type="float">
            <text:p>3,0625</text:p>
          </table:table-cell>
          <table:table-cell table:formula="of:=([.I23]-[.$D$28])^2" office:value-type="float" office:value="3.0625" calcext:value-type="float">
            <text:p>3,0625</text:p>
          </table:table-cell>
          <table:table-cell table:formula="of:=([.J23]-[.$D$28])^2" office:value-type="float" office:value="3.0625" calcext:value-type="float">
            <text:p>3,0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3.0625" calcext:value-type="float">
            <text:p>3,0625</text:p>
          </table:table-cell>
          <table:table-cell table:formula="of:=([.N23]-[.$D$28])^2" office:value-type="float" office:value="3.0625" calcext:value-type="float">
            <text:p>3,0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3.0625" calcext:value-type="float">
            <text:p>3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5625" calcext:value-type="float">
            <text:p>0,5625</text:p>
          </table:table-cell>
          <table:table-cell table:formula="of:=([.T23]-[.$D$2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5" calcext:value-type="float">
            <text:p>3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221518987341772" calcext:value-type="float">
            <text:p>0,022151898734177</text:p>
          </table:table-cell>
          <table:table-cell table:formula="of:=[.A28]/[.B28]" office:value-type="float" office:value="1.75" calcext:value-type="float">
            <text:p>1,75</text:p>
          </table:table-cell>
          <table:table-cell table:formula="of:=SQRT(SUM([.A25:.X25])/[.B28])" office:value-type="float" office:value="2.11837201643149" calcext:value-type="float">
            <text:p>2,11837201643149</text:p>
          </table:table-cell>
          <table:table-cell table:formula="of:=[.E28]/79" office:value-type="float" office:value="0.0268148356510315" calcext:value-type="float">
            <text:p>0,0268148356510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7848101265823" calcext:value-type="float">
            <text:p>0,977848101265823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56" calcext:value-type="float">
            <text:p>2,56</text:p>
          </table:table-cell>
          <table:table-cell table:formula="of:=([.B3]-[.$D$8])^2" office:value-type="float" office:value="0.16" calcext:value-type="float">
            <text:p>0,16</text:p>
          </table:table-cell>
          <table:table-cell table:formula="of:=([.C3]-[.$D$8])^2" office:value-type="float" office:value="0.36" calcext:value-type="float">
            <text:p>0,36</text:p>
          </table:table-cell>
          <table:table-cell table:formula="of:=([.D3]-[.$D$8])^2" office:value-type="float" office:value="0.16" calcext:value-type="float">
            <text:p>0,16</text:p>
          </table:table-cell>
          <table:table-cell table:formula="of:=([.E3]-[.$D$8])^2" office:value-type="float" office:value="0.36" calcext:value-type="float">
            <text:p>0,36</text:p>
          </table:table-cell>
          <table:table-cell table:formula="of:=([.F3]-[.$D$8])^2" office:value-type="float" office:value="0.36" calcext:value-type="float">
            <text:p>0,36</text:p>
          </table:table-cell>
          <table:table-cell table:formula="of:=([.G3]-[.$D$8])^2" office:value-type="float" office:value="2.56" calcext:value-type="float">
            <text:p>2,56</text:p>
          </table:table-cell>
          <table:table-cell table:formula="of:=([.H3]-[.$D$8])^2" office:value-type="float" office:value="2.56" calcext:value-type="float">
            <text:p>2,56</text:p>
          </table:table-cell>
          <table:table-cell table:formula="of:=([.I3]-[.$D$8])^2" office:value-type="float" office:value="0.36" calcext:value-type="float">
            <text:p>0,36</text:p>
          </table:table-cell>
          <table:table-cell table:formula="of:=([.J3]-[.$D$8])^2" office:value-type="float" office:value="1.96" calcext:value-type="float">
            <text:p>1,96</text:p>
          </table:table-cell>
          <table:table-cell table:formula="of:=([.K3]-[.$D$8])^2" office:value-type="float" office:value="0.36" calcext:value-type="float">
            <text:p>0,36</text:p>
          </table:table-cell>
          <table:table-cell table:formula="of:=([.L3]-[.$D$8])^2" office:value-type="float" office:value="0.16" calcext:value-type="float">
            <text:p>0,16</text:p>
          </table:table-cell>
          <table:table-cell table:formula="of:=([.M3]-[.$D$8])^2" office:value-type="float" office:value="5.76" calcext:value-type="float">
            <text:p>5,76</text:p>
          </table:table-cell>
          <table:table-cell table:formula="of:=([.N3]-[.$D$8])^2" office:value-type="float" office:value="0.16" calcext:value-type="float">
            <text:p>0,16</text:p>
          </table:table-cell>
          <table:table-cell table:formula="of:=([.O3]-[.$D$8])^2" office:value-type="float" office:value="0.16" calcext:value-type="float">
            <text:p>0,16</text:p>
          </table:table-cell>
          <table:table-cell table:formula="of:=([.P3]-[.$D$8])^2" office:value-type="float" office:value="0.36" calcext:value-type="float">
            <text:p>0,36</text:p>
          </table:table-cell>
          <table:table-cell table:formula="of:=([.Q3]-[.$D$8])^2" office:value-type="float" office:value="11.56" calcext:value-type="float">
            <text:p>11,56</text:p>
          </table:table-cell>
          <table:table-cell table:formula="of:=([.R3]-[.$D$8])^2" office:value-type="float" office:value="2.56" calcext:value-type="float">
            <text:p>2,56</text:p>
          </table:table-cell>
          <table:table-cell table:formula="of:=([.S3]-[.$D$8])^2" office:value-type="float" office:value="0.36" calcext:value-type="float">
            <text:p>0,36</text:p>
          </table:table-cell>
          <table:table-cell table:formula="of:=([.T3]-[.$D$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2" calcext:value-type="float">
            <text:p>32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06666666666667" calcext:value-type="float">
            <text:p>0,010666666666667</text:p>
          </table:table-cell>
          <table:table-cell table:formula="of:=[.A8]/[.B8]" office:value-type="float" office:value="1.6" calcext:value-type="float">
            <text:p>1,6</text:p>
          </table:table-cell>
          <table:table-cell table:formula="of:=SQRT(SUM([.A5:.X5])/[.B8])" office:value-type="float" office:value="1.31909059582729" calcext:value-type="float">
            <text:p>1,31909059582729</text:p>
          </table:table-cell>
          <table:table-cell table:formula="of:=[.E8]/150" office:value-type="float" office:value="0.00879393730551528" calcext:value-type="float">
            <text:p>0,0087939373055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9333333333333" calcext:value-type="float">
            <text:p>0,989333333333333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5625" calcext:value-type="float">
            <text:p>0,5625</text:p>
          </table:table-cell>
          <table:table-cell table:formula="of:=([.C23]-[.$D$28])^2" office:value-type="float" office:value="0.0625" calcext:value-type="float">
            <text:p>0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0625" calcext:value-type="float">
            <text:p>0,0625</text:p>
          </table:table-cell>
          <table:table-cell table:formula="of:=([.F23]-[.$D$28])^2" office:value-type="float" office:value="0.0625" calcext:value-type="float">
            <text:p>0,0625</text:p>
          </table:table-cell>
          <table:table-cell table:formula="of:=([.G23]-[.$D$28])^2" office:value-type="float" office:value="1.5625" calcext:value-type="float">
            <text:p>1,5625</text:p>
          </table:table-cell>
          <table:table-cell table:formula="of:=([.H23]-[.$D$28])^2" office:value-type="float" office:value="1.5625" calcext:value-type="float">
            <text:p>1,5625</text:p>
          </table:table-cell>
          <table:table-cell table:formula="of:=([.I23]-[.$D$28])^2" office:value-type="float" office:value="0.0625" calcext:value-type="float">
            <text:p>0,0625</text:p>
          </table:table-cell>
          <table:table-cell table:formula="of:=([.J23]-[.$D$28])^2" office:value-type="float" office:value="0.5625" calcext:value-type="float">
            <text:p>0,5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1.5625" calcext:value-type="float">
            <text:p>1,5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0.5625" calcext:value-type="float">
            <text:p>0,5625</text:p>
          </table:table-cell>
          <table:table-cell table:formula="of:=([.O23]-[.$D$28])^2" office:value-type="float" office:value="0.5625" calcext:value-type="float">
            <text:p>0,5625</text:p>
          </table:table-cell>
          <table:table-cell table:formula="of:=([.P23]-[.$D$28])^2" office:value-type="float" office:value="0.0625" calcext:value-type="float">
            <text:p>0,0625</text:p>
          </table:table-cell>
          <table:table-cell table:formula="of:=([.Q23]-[.$D$28])^2" office:value-type="float" office:value="14.0625" calcext:value-type="float">
            <text:p>14,0625</text:p>
          </table:table-cell>
          <table:table-cell table:formula="of:=([.R23]-[.$D$28])^2" office:value-type="float" office:value="1.5625" calcext:value-type="float">
            <text:p>1,5625</text:p>
          </table:table-cell>
          <table:table-cell table:formula="of:=([.S23]-[.$D$28])^2" office:value-type="float" office:value="0.0625" calcext:value-type="float">
            <text:p>0,0625</text:p>
          </table:table-cell>
          <table:table-cell table:formula="of:=([.T23]-[.$D$2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5" calcext:value-type="float">
            <text:p>2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79*[.B28])" office:value-type="float" office:value="0.0158227848101266" calcext:value-type="float">
            <text:p>0,015822784810127</text:p>
          </table:table-cell>
          <table:table-cell table:formula="of:=[.A28]/[.B28]" office:value-type="float" office:value="1.25" calcext:value-type="float">
            <text:p>1,25</text:p>
          </table:table-cell>
          <table:table-cell table:formula="of:=SQRT(SUM([.A25:.X25])/[.B28])" office:value-type="float" office:value="1.17792189893897" calcext:value-type="float">
            <text:p>1,17792189893897</text:p>
          </table:table-cell>
          <table:table-cell table:formula="of:=[.E28]/79" office:value-type="float" office:value="0.0149104037840377" calcext:value-type="float">
            <text:p>0,0149104037840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84177215189873" calcext:value-type="float">
            <text:p>0,984177215189873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+1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+17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5+1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32+12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657894736842105" calcext:value-type="float">
            <text:p>0,657894736842105</text:p>
          </table:table-cell>
          <table:table-cell table:formula="of:=AVERAGE([.C6];[.C16];[.C26];[.C36])/(AVERAGE([.$G$3];[.$G$13];[.$G$23];[.$G$33]))" office:value-type="float" office:value="0.166666666666667" calcext:value-type="float">
            <text:p>0,166666666666667</text:p>
          </table:table-cell>
          <table:table-cell table:formula="of:=AVERAGE([.D6];[.D16];[.D26];[.D36])/(AVERAGE([.$G$3];[.$G$13];[.$G$23];[.$G$33]))" office:value-type="float" office:value="0.175438596491228" calcext:value-type="float">
            <text:p>0,175438596491228</text:p>
          </table:table-cell>
          <table:table-cell table:formula="of:=AVERAGE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AVERAGE([.F6];[.F16];[.F26];[.F36])/(AVERAGE([.$G$3];[.$G$13];[.$G$23];[.$G$33]))" office:value-type="float" office:value="0.81578947368421" calcext:value-type="float">
            <text:p>0,8157894736842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217005559243035" calcext:value-type="float">
            <text:p>0,217005559243035</text:p>
          </table:table-cell>
          <table:table-cell table:formula="of:=STDEV([.C6];[.C16];[.C26];[.C36])/(AVERAGE([.$G$3];[.$G$13];[.$G$23];[.$G$33]))" office:value-type="float" office:value="0.152608050885379" calcext:value-type="float">
            <text:p>0,152608050885379</text:p>
          </table:table-cell>
          <table:table-cell table:formula="of:=STDEV([.D6];[.D16];[.D26];[.D36])/(AVERAGE([.$G$3];[.$G$13];[.$G$23];[.$G$33]))" office:value-type="float" office:value="0.17426508100294" calcext:value-type="float">
            <text:p>0,17426508100294</text:p>
          </table:table-cell>
          <table:table-cell table:formula="of:=STDEV([.E6];[.E16];[.E26];[.E36])/(AVERAGE([.$G$3];[.$G$13];[.$G$23];[.$G$33]))" office:value-type="float" office:value="0.0350877192982456" calcext:value-type="float">
            <text:p>0,035087719298246</text:p>
          </table:table-cell>
          <table:table-cell table:formula="of:=STDEV([.F6];[.F16];[.F26];[.F36])/(AVERAGE([.$G$3];[.$G$13];[.$G$23];[.$G$33]))" office:value-type="float" office:value="0.493208206204111" calcext:value-type="float">
            <text:p>0,49320820620411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833005893909627" calcext:value-type="float">
            <text:p>0,833005893909627</text:p>
          </table:table-cell>
          <table:table-cell table:formula="of:=AVERAGE([.C10];[.C20];[.C30];[.C40])/(AVERAGE([.$I$3];[.$I$13];[.$I$23];[.$I$33]))" office:value-type="float" office:value="0.166994106090373" calcext:value-type="float">
            <text:p>0,166994106090373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471512770137525" calcext:value-type="float">
            <text:p>0,047151277013753</text:p>
          </table:table-cell>
          <table:table-cell table:formula="of:=AVERAGE([.F10];[.F20];[.F30];[.F40])/(AVERAGE([.$I$3];[.$I$13];[.$I$23];[.$I$33]))" office:value-type="float" office:value="0.255402750491159" calcext:value-type="float">
            <text:p>0,255402750491159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52247712761969" calcext:value-type="float">
            <text:p>0,152247712761969</text:p>
          </table:table-cell>
          <table:table-cell table:formula="of:=STDEV([.C10];[.C20];[.C30];[.C40])/(AVERAGE([.$I$3];[.$I$13];[.$I$23];[.$I$33]))" office:value-type="float" office:value="0.0575250589548075" calcext:value-type="float">
            <text:p>0,057525058954808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638431308812256" calcext:value-type="float">
            <text:p>0,063843130881226</text:p>
          </table:table-cell>
          <table:table-cell table:formula="of:=STDEV([.F10];[.F20];[.F30];[.F40])/(AVERAGE([.$I$3];[.$I$13];[.$I$23];[.$I$33]))" office:value-type="float" office:value="0.065592581666268" calcext:value-type="float">
            <text:p>0,065592581666268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46031746031746" calcext:value-type="float">
            <text:p>0,746031746031746</text:p>
          </table:table-cell>
          <table:table-cell table:formula="of:=AVERAGE([.C6];[.C16];[.C26])/(AVERAGE([.$G$3];[.$G$13];[.$G$23]))" office:value-type="float" office:value="0.126984126984127" calcext:value-type="float">
            <text:p>0,126984126984127</text:p>
          </table:table-cell>
          <table:table-cell table:formula="of:=AVERAGE([.D6];[.D16];[.D26])/(AVERAGE([.$G$3];[.$G$13];[.$G$23]))" office:value-type="float" office:value="0.126984126984127" calcext:value-type="float">
            <text:p>0,126984126984127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77777777777778" calcext:value-type="float">
            <text:p>0,777777777777778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274928699614107" calcext:value-type="float">
            <text:p>0,027492869961411</text:p>
          </table:table-cell>
          <table:table-cell table:formula="of:=STDEV([.C6];[.C16];[.C26])/(AVERAGE([.$G$3];[.$G$13];[.$G$23]))" office:value-type="float" office:value="0.0727392967453308" calcext:value-type="float">
            <text:p>0,072739296745331</text:p>
          </table:table-cell>
          <table:table-cell table:formula="of:=STDEV([.D6];[.D16];[.D26])/(AVERAGE([.$G$3];[.$G$13];[.$G$23]))" office:value-type="float" office:value="0.0991269523555302" calcext:value-type="float">
            <text:p>0,09912695235553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145478593490662" calcext:value-type="float">
            <text:p>0,14547859349066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860696517412935" calcext:value-type="float">
            <text:p>0,860696517412935</text:p>
          </table:table-cell>
          <table:table-cell table:formula="of:=AVERAGE([.C10];[.C20];[.C30])/(AVERAGE([.$I$3];[.$I$13];[.$I$23]))" office:value-type="float" office:value="0.139303482587065" calcext:value-type="float">
            <text:p>0,139303482587065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49253731343284" calcext:value-type="float">
            <text:p>0,014925373134328</text:p>
          </table:table-cell>
          <table:table-cell table:formula="of:=AVERAGE([.F10];[.F20];[.F30])/(AVERAGE([.$I$3];[.$I$13];[.$I$23]))" office:value-type="float" office:value="0.238805970149254" calcext:value-type="float">
            <text:p>0,23880597014925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473944250827305" calcext:value-type="float">
            <text:p>0,047394425082731</text:p>
          </table:table-cell>
          <table:table-cell table:formula="of:=STDEV([.C10];[.C20];[.C30])/(AVERAGE([.$I$3];[.$I$13];[.$I$23]))" office:value-type="float" office:value="0.0473944250827305" calcext:value-type="float">
            <text:p>0,047394425082731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29257522952901" calcext:value-type="float">
            <text:p>0,01292575229529</text:p>
          </table:table-cell>
          <table:table-cell table:formula="of:=STDEV([.F10];[.F20];[.F30])/(AVERAGE([.$I$3];[.$I$13];[.$I$23]))" office:value-type="float" office:value="0.0757379967544195" calcext:value-type="float">
            <text:p>0,075737996754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20:50:20.9998251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21:32:15.836046562</dc:date>
    <meta:editing-duration>PT15H11M7S</meta:editing-duration>
    <meta:editing-cycles>348</meta:editing-cycles>
    <meta:document-statistic meta:table-count="5" meta:cell-count="958" meta:object-count="0"/>
  </office:meta>
</office:document-meta>
</file>